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0069in" style:rel-column-width="18992*"/>
    </style:style>
    <style:style style:name="Table2.C" style:family="table-column">
      <style:table-column-properties style:column-width="2.6097in" style:rel-column-width="24698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style:vertical-align="bottom" fo:padding="0.0382in" fo:border="none"/>
    </style:style>
    <style:style style:name="Table3" style:family="table">
      <style:table-properties style:width="2.534in" table:align="margins"/>
    </style:style>
    <style:style style:name="Table3.A" style:family="table-column">
      <style:table-column-properties style:column-width="0.3125in" style:rel-column-width="8084*"/>
    </style:style>
    <style:style style:name="Table3.B" style:family="table-column">
      <style:table-column-properties style:column-width="0.4986in" style:rel-column-width="12898*"/>
    </style:style>
    <style:style style:name="Table3.C" style:family="table-column">
      <style:table-column-properties style:column-width="1.7229in" style:rel-column-width="4455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973c" officeooo:paragraph-rsid="00170597"/>
    </style:style>
    <style:style style:name="P2" style:family="paragraph" style:parent-style-name="Standard">
      <style:text-properties officeooo:rsid="0011973c" officeooo:paragraph-rsid="0011973c"/>
    </style:style>
    <style:style style:name="P3" style:family="paragraph" style:parent-style-name="Standard">
      <style:text-properties officeooo:paragraph-rsid="00170597"/>
    </style:style>
    <style:style style:name="P4" style:family="paragraph" style:parent-style-name="Standard">
      <style:text-properties officeooo:rsid="0012e821" officeooo:paragraph-rsid="0012e821"/>
    </style:style>
    <style:style style:name="P5" style:family="paragraph" style:parent-style-name="Standard">
      <style:text-properties officeooo:rsid="001485cf" officeooo:paragraph-rsid="0011973c"/>
    </style:style>
    <style:style style:name="P6" style:family="paragraph" style:parent-style-name="Table_20_Contents">
      <style:text-properties officeooo:rsid="0011973c" officeooo:paragraph-rsid="00170597"/>
    </style:style>
    <style:style style:name="P7" style:family="paragraph" style:parent-style-name="Table_20_Contents">
      <style:text-properties officeooo:rsid="001e40a0" officeooo:paragraph-rsid="00170597"/>
    </style:style>
    <style:style style:name="P8" style:family="paragraph" style:parent-style-name="Table_20_Contents">
      <style:text-properties officeooo:rsid="0023c411" officeooo:paragraph-rsid="00170597"/>
    </style:style>
    <style:style style:name="P9" style:family="paragraph" style:parent-style-name="Table_20_Contents">
      <style:text-properties officeooo:rsid="0012e821" officeooo:paragraph-rsid="0012e821"/>
    </style:style>
    <style:style style:name="P10" style:family="paragraph" style:parent-style-name="Table_20_Contents">
      <style:text-properties officeooo:rsid="001a93cc" officeooo:paragraph-rsid="001c1216"/>
    </style:style>
    <style:style style:name="P11" style:family="paragraph" style:parent-style-name="Table_20_Contents">
      <style:text-properties officeooo:rsid="001c1216" officeooo:paragraph-rsid="001c1216"/>
    </style:style>
    <style:style style:name="P12" style:family="paragraph" style:parent-style-name="Table_20_Contents">
      <style:text-properties officeooo:rsid="0016132b" officeooo:paragraph-rsid="0016132b"/>
    </style:style>
    <style:style style:name="P13" style:family="paragraph" style:parent-style-name="Table_20_Contents">
      <style:text-properties officeooo:rsid="001dc8d4"/>
    </style:style>
    <style:style style:name="P14" style:family="paragraph" style:parent-style-name="Table_20_Contents">
      <style:text-properties officeooo:rsid="001dc8d4" officeooo:paragraph-rsid="001dc8d4"/>
    </style:style>
    <style:style style:name="P15" style:family="paragraph" style:parent-style-name="Standard">
      <style:text-properties officeooo:rsid="0012e821" officeooo:paragraph-rsid="0012e821"/>
    </style:style>
    <style:style style:name="P16" style:family="paragraph" style:parent-style-name="Standard">
      <style:text-properties officeooo:rsid="001485cf" officeooo:paragraph-rsid="001485cf"/>
    </style:style>
    <style:style style:name="P17" style:family="paragraph" style:parent-style-name="Standard">
      <style:text-properties officeooo:rsid="00174f9a" officeooo:paragraph-rsid="00174f9a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174f9a" officeooo:paragraph-rsid="00174f9a"/>
    </style:style>
    <style:style style:name="P19" style:family="paragraph">
      <style:paragraph-properties fo:margin-left="0in" fo:margin-right="0in" fo:margin-top="0in" fo:margin-bottom="0in" fo:line-height="100%" fo:text-align="center" fo:text-indent="0in"/>
    </style:style>
    <style:style style:name="P2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6132b"/>
    </style:style>
    <style:style style:name="T2" style:family="text">
      <style:text-properties officeooo:rsid="001dc8d4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72in" fo:min-width="0.00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717in" fo:min-width="0.00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717in" fo:min-width="0.004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Circle" draw:marker-start-width="0.1181in" draw:marker-start-center="false" draw:marker-end="Arrow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 adjacency list describes the relations between nodes in a graph. It is a list of lists, where each list belongs to a given node, and contains an entry for each node the given node has a relationship with. For instance...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<draw:g text:anchor-type="paragraph" draw:z-index="0" draw:name="Shape1" draw:style-name="gr1"><draw:custom-shape draw:style-name="gr2" draw:text-style-name="P20" svg:width="0.285in" svg:height="0.2406in" svg:x="0.3346in" svg:y="0.411in"><text:p text:style-name="P19"><text:span text:style-name="T3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0" svg:width="0.285in" svg:height="0.2398in" svg:x="0.8272in" svg:y="0.0756in"><text:p text:style-name="P19"><text:span text:style-name="T3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0" svg:width="0.2858in" svg:height="0.2398in" svg:x="0.6972in" svg:y="0.939in"><text:p text:style-name="P19"><text:span text:style-name="T3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0" svg:width="0.285in" svg:height="0.2398in" svg:x="1.4228in" svg:y="0.8185in"><text:p text:style-name="P19"><text:span text:style-name="T3">2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0" svg:width="0.285in" svg:height="0.2398in" svg:x="1.4748in" svg:y="0.2193in"><text:p text:style-name="P19"><text:span text:style-name="T3">1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21" svg:x1="0.5681in" svg:y1="0.4591in" svg:x2="0.8531in" svg:y2="0.2673in"><text:p/></draw:line><draw:line draw:style-name="gr5" draw:text-style-name="P21" svg:x1="0.5681in" svg:y1="0.6028in" svg:x2="0.8531in" svg:y2="0.9622in"><text:p/></draw:line><draw:line draw:style-name="gr5" draw:text-style-name="P21" svg:x1="0.9823in" svg:y1="0.2913in" svg:x2="0.8787in" svg:y2="0.9386in"><text:p/></draw:line><draw:line draw:style-name="gr5" draw:text-style-name="P21" svg:x1="1.1122in" svg:y1="0.1945in" svg:x2="1.5008in" svg:y2="0.3382in"><text:p/></draw:line><draw:line draw:style-name="gr5" draw:text-style-name="P21" svg:x1="0.9563in" svg:y1="1.0587in" svg:x2="1.4484in" svg:y2="0.939in"><text:p/></draw:line></draw:g></text:p>
          </table:table-cell>
          <table:table-cell table:style-name="Table2.B1" office:value-type="string">
            <text:p text:style-name="P9">would create a<text:span text:style-name="T1">n adjacency list</text:span> like… </text:p>
          </table:table-cell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0">4</text:p>
                </table:table-cell>
                <table:table-cell table:style-name="Table3.A1" office:value-type="string">
                  <text:p text:style-name="P13">*=&gt;</text:p>
                </table:table-cell>
                <table:table-cell table:style-name="Table3.C1" office:value-type="string">
                  <text:p text:style-name="P11">8, 15</text:p>
                </table:table-cell>
              </table:table-row>
              <table:table-row>
                <table:table-cell table:style-name="Table3.A2" office:value-type="string">
                  <text:p text:style-name="P10">8</text:p>
                </table:table-cell>
                <table:table-cell table:style-name="Table3.A2" office:value-type="string">
                  <text:p text:style-name="Table_20_Contents">*<text:span text:style-name="T2">=&gt;</text:span></text:p>
                </table:table-cell>
                <table:table-cell table:style-name="Table3.C2" office:value-type="string">
                  <text:p text:style-name="P11">15, 16</text:p>
                </table:table-cell>
              </table:table-row>
              <table:table-row>
                <table:table-cell table:style-name="Table3.A2" office:value-type="string">
                  <text:p text:style-name="P10">15</text:p>
                </table:table-cell>
                <table:table-cell table:style-name="Table3.A2" office:value-type="string">
                  <text:p text:style-name="Table_20_Contents">*<text:span text:style-name="T2">=&gt;</text:span></text:p>
                </table:table-cell>
                <table:table-cell table:style-name="Table3.C2" office:value-type="string">
                  <text:p text:style-name="P11">23</text:p>
                </table:table-cell>
              </table:table-row>
              <table:table-row>
                <table:table-cell table:style-name="Table3.A2" office:value-type="string">
                  <text:p text:style-name="P10">16</text:p>
                </table:table-cell>
                <table:table-cell table:style-name="Table3.A2" office:value-type="string">
                  <text:p text:style-name="Table_20_Contents">*<text:span text:style-name="T2">=&gt;</text:span></text:p>
                </table:table-cell>
                <table:table-cell table:style-name="Table3.C2" office:value-type="string">
                  <text:p text:style-name="P14">empty</text:p>
                </table:table-cell>
              </table:table-row>
              <table:table-row>
                <table:table-cell table:style-name="Table3.A2" office:value-type="string">
                  <text:p text:style-name="P10">23</text:p>
                </table:table-cell>
                <table:table-cell table:style-name="Table3.A2" office:value-type="string">
                  <text:p text:style-name="Table_20_Contents">*<text:span text:style-name="T2">=&gt;</text:span></text:p>
                </table:table-cell>
                <table:table-cell table:style-name="Table3.C2" office:value-type="string">
                  <text:p text:style-name="P14">empty</text:p>
                </table:table-cell>
              </table:table-row>
            </table:table>
            <text:p text:style-name="P12"/>
          </table:table-cell>
        </table:table-row>
      </table:table>
      <text:p text:style-name="P4"/>
      <text:p text:style-name="P16">The task here, implement code which will produce an adjacency <text:span text:style-name="T1">list</text:span> for a given graph.</text:p>
      <text:p text:style-name="P16"/>
      <text:p text:style-name="P17">Interview notes:</text:p>
      <text:p text:style-name="P17"><text:tab/>- Where to begin?</text:p>
      <text:p text:style-name="P18">Well, you know you’re going to need to define a class which represents a node in the graph. (Ask, what should it contain? Hint, it will need at least an attribute for its value, and an attribute for its list of neighbors.)</text:p>
      <text:p text:style-name="P18">Then, the solution code will need to iterate over the graph, building the adjacency list as it goes.</text:p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B" style:family="table-column">
      <style:table-column-properties style:column-width="1.5014in" style:rel-column-width="14208*"/>
    </style:style>
    <style:style style:name="Table4.C" style:family="table-column">
      <style:table-column-properties style:column-width="1.5576in" style:rel-column-width="14740*"/>
    </style:style>
    <style:style style:name="Table4.D" style:family="table-column">
      <style:table-column-properties style:column-width="1.5576in" style:rel-column-width="14742*"/>
    </style:style>
    <style:style style:name="Table4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11973c" officeooo:paragraph-rsid="00170597"/>
    </style:style>
    <style:style style:name="MP2" style:family="paragraph" style:parent-style-name="Table_20_Contents">
      <style:text-properties officeooo:rsid="0011973c" officeooo:paragraph-rsid="00170597"/>
    </style:style>
    <style:style style:name="MP3" style:family="paragraph" style:parent-style-name="Table_20_Contents">
      <style:text-properties officeooo:rsid="001e40a0" officeooo:paragraph-rsid="00170597"/>
    </style:style>
    <style:style style:name="MP4" style:family="paragraph" style:parent-style-name="Table_20_Contents">
      <style:text-properties officeooo:rsid="0023c411" officeooo:paragraph-rsid="00170597"/>
    </style:style>
    <style:style style:name="MP5" style:family="paragraph" style:parent-style-name="Standard">
      <style:text-properties officeooo:paragraph-rsid="00170597"/>
    </style:style>
    <style:style style:name="MT1" style:family="text">
      <style:text-properties officeooo:rsid="0016132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>
            <table:table-cell table:style-name="Table4.A1" office:value-type="string">
              <text:p text:style-name="MP1">Create an adjacency <text:span text:style-name="MT1">list</text:span></text:p>
            </table:table-cell>
            <table:table-cell table:style-name="Table4.A1" office:value-type="string">
              <text:p text:style-name="MP2">Coding</text:p>
            </table:table-cell>
            <table:table-cell table:style-name="Table4.A1" office:value-type="string">
              <text:p text:style-name="MP3">Easy</text:p>
            </table:table-cell>
            <table:table-cell table:style-name="Table4.A1" office:value-type="string">
              <text:p text:style-name="MP4">Page 1 of 1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4:31:20.565000000</meta:creation-date>
    <dc:date>2017-04-12T15:39:04.963000000</dc:date>
    <meta:editing-duration>PT27M27S</meta:editing-duration>
    <meta:editing-cycles>5</meta:editing-cycles>
    <meta:generator>LibreOffice/5.2.5.1$Windows_x86 LibreOffice_project/0312e1a284a7d50ca85a365c316c7abbf20a4d22</meta:generator>
    <meta:document-statistic meta:table-count="3" meta:image-count="0" meta:object-count="0" meta:page-count="1" meta:paragraph-count="26" meta:word-count="155" meta:character-count="792" meta:non-whitespace-character-count="661"/>
  </office:meta>
</office:document-meta>
</file>